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2" style:family="paragraph" style:parent-style-name="Text_20_body">
      <style:paragraph-properties fo:margin-left="0.5in" fo:margin-right="0.5in" fo:margin-top="0in" fo:margin-bottom="0.2083in" loext:contextual-spacing="false" fo:text-indent="0in" style:auto-text-indent="false"/>
    </style:style>
    <style:style style:name="P3" style:family="paragraph" style:parent-style-name="Text_20_body">
      <style:paragraph-properties fo:margin-left="0.5in" fo:margin-right="0.5in" fo:margin-top="0in" fo:margin-bottom="0in" loext:contextual-spacing="false" fo:text-indent="0in" style:auto-text-indent="false"/>
      <style:text-properties loext:padding="0in" loext:border="none"/>
    </style:style>
    <style:style style:name="P4" style:family="paragraph" style:parent-style-name="Standard">
      <style:paragraph-properties fo:margin-left="0.5in" fo:margin-right="0.5in" fo:margin-top="0in" fo:margin-bottom="0.25in" loext:contextual-spacing="false" fo:line-height="128%" fo:text-indent="0in" style:auto-text-indent="false"/>
      <style:text-properties fo:font-size="27pt" fo:font-weight="normal" fo:background-color="#ffffff" loext:padding="0in" loext:border="none"/>
    </style:style>
    <style:style style:name="P5" style:family="paragraph" style:parent-style-name="Preformatted_20_Text">
      <style:paragraph-properties fo:margin-left="0.5in" fo:margin-right="0.5in" fo:margin-top="0in" fo:margin-bottom="0.1043in" loext:contextual-spacing="false" fo:line-height="143%" fo:text-indent="0in" style:auto-text-indent="false" fo:padding="0in" fo:border="none"/>
      <style:text-properties fo:color="#505763" style:font-name="Monaco" fo:font-size="9pt" fo:background-color="#ffffff" loext:padding="0in" loext:border="none"/>
    </style:style>
    <style:style style:name="T1" style:family="text">
      <style:text-properties fo:color="#ec5252" style:font-name="sfmono-regular" fo:font-size="12pt" fo:background-color="#f2f3f5" loext:char-shading-value="0" loext:padding-left="0.0417in" loext:padding-right="0.0417in" loext:padding-top="0.0209in" loext:padding-bottom="0.0209in" loext:border="0.06pt solid #dedfe0"/>
    </style:style>
    <style:style style:name="T2" style:family="text">
      <style:text-properties fo:color="#ec5252" style:font-name="sfmono-regular" fo:font-size="12pt" fo:font-weight="bold" fo:background-color="#f2f3f5" loext:char-shading-value="0" loext:padding-left="0.0417in" loext:padding-right="0.0417in" loext:padding-top="0.0209in" loext:padding-bottom="0.0209in" loext:border="0.06pt solid #dedfe0"/>
    </style:style>
    <style:style style:name="T3" style:family="text">
      <style:text-properties fo:font-size="13.5pt" fo:background-color="#ffffff" loext:char-shading-value="0" loext:padding="0in" loext:border="none"/>
    </style:style>
    <style:style style:name="T4" style:family="text">
      <style:text-properties fo:font-size="13.5pt" fo:font-weight="bold" fo:background-color="#ffffff" loext:char-shading-value="0" loext:padding="0in" loext:border="none"/>
    </style:style>
    <style:style style:name="T5" style:family="text">
      <style:text-properties fo:color="#b35a1b"/>
    </style:style>
    <style:style style:name="T6" style:family="text">
      <style:text-properties fo:color="#29303b"/>
    </style:style>
    <style:style style:name="T7" style:family="text">
      <style:text-properties fo:color="#cacbcc"/>
    </style:style>
    <style:style style:name="T8" style:family="text">
      <style:text-properties fo:color="#46c28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this" - Summary</text:p>
      <text:p text:style-name="P2"><text:span text:style-name="T3">The </text:span><text:span text:style-name="Source_20_Text"><text:span text:style-name="T1">this</text:span></text:span><text:span text:style-name="T3"> keyword can lead to some headaches in JavaScript - this summary hopefully acts as a remedy.</text:span></text:p>
      <text:p text:style-name="P2"><text:span text:style-name="Source_20_Text"><text:span text:style-name="T1">this</text:span></text:span><text:span text:style-name="T3"> refers to different things, depending on where it's used and how (if used in a function) a function is called.</text:span></text:p>
      <text:p text:style-name="P2"><text:span text:style-name="T3">Generally, </text:span><text:span text:style-name="Source_20_Text"><text:span text:style-name="T1">this</text:span></text:span><text:span text:style-name="T3"> refers to the "thing" which called a function (if used inside of a function). That can be the global context, an object or some bound data/ object (e.g. when the browser binds </text:span><text:span text:style-name="Source_20_Text"><text:span text:style-name="T1">this</text:span></text:span><text:span text:style-name="T3"> to the button that triggered a click event).</text:span></text:p>
      <text:p text:style-name="P2"><text:span text:style-name="Strong_20_Emphasis"><text:span text:style-name="T4">1) </text:span></text:span><text:span text:style-name="Source_20_Text"><text:span text:style-name="Strong_20_Emphasis"><text:span text:style-name="T2">this</text:span></text:span></text:span><text:span text:style-name="Strong_20_Emphasis"><text:span text:style-name="T3"> </text:span></text:span><text:span text:style-name="Strong_20_Emphasis"><text:span text:style-name="T4">in Global Context (i.e. outside of any function)</text:span></text:span></text:p>
      <text:p text:style-name="P5"><text:span text:style-name="T5">function</text:span><text:span text:style-name="T6"> something() { ... } console.log(</text:span><text:span text:style-name="T5">this</text:span><text:span text:style-name="T6">); </text:span><text:span text:style-name="T7">// logs global object (window in browser) - ALWAYS (also in strict mode)!</text:span></text:p>
      <text:p text:style-name="P2"><text:span text:style-name="Strong_20_Emphasis"><text:span text:style-name="T4">2) </text:span></text:span><text:span text:style-name="Source_20_Text"><text:span text:style-name="Strong_20_Emphasis"><text:span text:style-name="T2">this</text:span></text:span></text:span><text:span text:style-name="Strong_20_Emphasis"><text:span text:style-name="T3"> </text:span></text:span><text:span text:style-name="Strong_20_Emphasis"><text:span text:style-name="T4">in a Function (non-Arrow) - Called in the global context</text:span></text:span></text:p>
      <text:p text:style-name="P5"><text:span text:style-name="T5">function</text:span><text:span text:style-name="T6"> something() { <text:s text:c="4"/>console.log(</text:span><text:span text:style-name="T5">this</text:span><text:span text:style-name="T6">);} something(); </text:span><text:span text:style-name="T7">// logs global object (window in browser) in non-strict mode, undefined in strict mode</text:span></text:p>
      <text:p text:style-name="P2"><text:span text:style-name="Strong_20_Emphasis"><text:span text:style-name="T4">3) </text:span></text:span><text:span text:style-name="Source_20_Text"><text:span text:style-name="Strong_20_Emphasis"><text:span text:style-name="T2">this</text:span></text:span></text:span><text:span text:style-name="Strong_20_Emphasis"><text:span text:style-name="T3"> </text:span></text:span><text:span text:style-name="Strong_20_Emphasis"><text:span text:style-name="T4">in an Arrow-Function - Called in the global context</text:span></text:span></text:p>
      <text:p text:style-name="P5"><text:span text:style-name="T5">const</text:span><text:span text:style-name="T6"> something = () =&gt; { <text:s text:c="4"/>console.log(</text:span><text:span text:style-name="T5">this</text:span><text:span text:style-name="T6">);} something(); </text:span><text:span text:style-name="T7">// logs global object (window in browser) - ALWAYS (also in strict mode)!</text:span></text:p>
      <text:p text:style-name="P2"><text:span text:style-name="Strong_20_Emphasis"><text:span text:style-name="T4">4) </text:span></text:span><text:span text:style-name="Source_20_Text"><text:span text:style-name="Strong_20_Emphasis"><text:span text:style-name="T2">this</text:span></text:span></text:span><text:span text:style-name="Strong_20_Emphasis"><text:span text:style-name="T3"> </text:span></text:span><text:span text:style-name="Strong_20_Emphasis"><text:span text:style-name="T4">in a Method (non-Arrow) - Called on an object</text:span></text:span></text:p>
      <text:p text:style-name="P5"><text:span text:style-name="T5">const</text:span><text:span text:style-name="T6"> person = { <text:s text:c="4"/>name: </text:span><text:span text:style-name="T8">'Max'</text:span><text:span text:style-name="T6">, <text:s text:c="3"/>greet: </text:span><text:span text:style-name="T5">function</text:span><text:span text:style-name="T6">() { </text:span><text:span text:style-name="T7">// or use method shorthand: greet() { ... }</text:span><text:span text:style-name="T6"> <text:s text:c="7"/>console.log(</text:span><text:span text:style-name="T5">this</text:span><text:span text:style-name="T6">.name); <text:s text:c="3"/>}}; person.greet(); </text:span><text:span text:style-name="T7">// logs 'Max', "this" refers to the person object</text:span></text:p>
      <text:p text:style-name="P2"><text:span text:style-name="Strong_20_Emphasis"><text:span text:style-name="T4">5) </text:span></text:span><text:span text:style-name="Source_20_Text"><text:span text:style-name="Strong_20_Emphasis"><text:span text:style-name="T2">this</text:span></text:span></text:span><text:span text:style-name="Strong_20_Emphasis"><text:span text:style-name="T3"> </text:span></text:span><text:span text:style-name="Strong_20_Emphasis"><text:span text:style-name="T4">in a Method (Arrow Function) - Called on an object</text:span></text:span></text:p>
      <text:p text:style-name="P5"><text:span text:style-name="T5">const</text:span><text:span text:style-name="T6"> person = { <text:s text:c="4"/>name: </text:span><text:span text:style-name="T8">'Max'</text:span><text:span text:style-name="T6">, <text:s text:c="3"/>greet: () =&gt; { <text:s text:c="7"/>console.log(</text:span><text:span text:style-name="T5">this</text:span><text:span text:style-name="T6">.name); <text:s text:c="3"/>}}; person.greet(); </text:span><text:span text:style-name="T7">// logs nothing (or some global name on window object), "this" refers to global (window) object, even in strict mode</text:span></text:p>
      <text:p text:style-name="P2"><text:span text:style-name="Source_20_Text"><text:span text:style-name="T1">this</text:span></text:span><text:span text:style-name="T3"> can refer to unexpected things if you call it on some other object, e.g.:</text:span></text:p>
      <text:p text:style-name="P5"><text:span text:style-name="T5">const</text:span><text:span text:style-name="T6"> person = { <text:s text:c="4"/>name: </text:span><text:span text:style-name="T8">'Max'</text:span><text:span text:style-name="T6">, <text:s text:c="3"/>greet() { <text:s text:c="7"/>console.log(</text:span><text:span text:style-name="T5">this</text:span><text:span text:style-name="T6">.name); <text:s text:c="3"/>}}; </text:span><text:span text:style-name="T5">const</text:span><text:span text:style-name="T6"> anotherPerson = { name: </text:span><text:span text:style-name="T8">'Manuel'</text:span><text:span text:style-name="T6"> }; </text:span><text:span text:style-name="T7">// does NOT have a built-in greet method!</text:span><text:span text:style-name="T6"> anotherPerson.sayHi = person.greet; </text:span><text:span text:style-name="T7">// greet is NOT called here, it's just assigned </text:span><text:soft-page-break/><text:span text:style-name="T7">to a new property/ method on the "anotherPerson" object</text:span><text:span text:style-name="T6"> anotherPerson.sayHi(); </text:span><text:span text:style-name="T7">// logs 'Manuel' because method is called on "anotherPerson" object =&gt; "this" refers to the "thing" which called it</text:span></text:p>
      <text:p text:style-name="P2"><text:span text:style-name="T3">If in doubt, a </text:span><text:span text:style-name="Source_20_Text"><text:span text:style-name="T1">console.log(this);</text:span></text:span><text:span text:style-name="T3"> can always help you find out what </text:span><text:span text:style-name="Source_20_Text"><text:span text:style-name="T1">this</text:span></text:span><text:span text:style-name="T3"> is referring to at the moment!</text:span></text:p>
      <text:p text:style-name="P3"><draw:frame draw:style-name="fr1" draw:name="popper275" text:anchor-type="char" svg:width="0.0161in" draw:z-index="0"><draw:text-box fo:min-height="0.0161in"><text:p text:style-name="P1">Fullscreen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2:43:09.233205156</meta:creation-date>
    <dc:date>2020-09-24T22:43:37.698265861</dc:date>
    <meta:editing-duration>PT28S</meta:editing-duration>
    <meta:editing-cycles>1</meta:editing-cycles>
    <meta:document-statistic meta:table-count="0" meta:image-count="0" meta:object-count="0" meta:page-count="2" meta:paragraph-count="18" meta:word-count="364" meta:character-count="2229" meta:non-whitespace-character-count="1824"/>
    <meta:generator>LibreOffice/6.0.7.3$Linux_X86_64 LibreOffice_project/00m0$Build-3</meta:generator>
  </office:meta>
</office:document-meta>
</file>